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Otros Datos / Detalles</text:p>
          </table:table-cell>
        </table:table-row>
        <table:table-row table:style-name="ro2">
          <table:table-cell office:value-type="string">
            <text:p>Transporte (Remis)</text:p>
          </table:table-cell>
          <table:table-cell office:value-type="string">
            <text:p>Remis Vicente</text:p>
          </table:table-cell>
          <table:table-cell office:value-type="string">
            <text:p>341 5191198</text:p>
          </table:table-cell>
          <table:table-cell office:value-type="string">
            <text:p>Traslados en Ibarlucea, Rosario y alrededores.</text:p>
          </table:table-cell>
        </table:table-row>
        <table:table-row table:style-name="ro3">
          <table:table-cell office:value-type="string">
            <text:p>Gasista y Plomería</text:p>
          </table:table-cell>
          <table:table-cell office:value-type="string">
            <text:p>Franco Baez</text:p>
          </table:table-cell>
          <table:table-cell office:value-type="string">
            <text:p>341 2588962</text:p>
          </table:table-cell>
          <table:table-cell office:value-type="string">
            <text:p>Matriculado. Instalación/reparación de gas, agua, desagües, estufas, termotanques. Presupuesto sin cargo.</text:p>
          </table:table-cell>
        </table:table-row>
        <table:table-row table:style-name="ro4">
          <table:table-cell office:value-type="string">
            <text:p>Plomero y Gasista</text:p>
          </table:table-cell>
          <table:table-cell office:value-type="string">
            <text:p>Joel</text:p>
          </table:table-cell>
          <table:table-cell office:value-type="string">
            <text:p>341 6967628</text:p>
          </table:table-cell>
          <table:table-cell office:value-type="string">
            <text:p>Puntualidad y responsabilidad. Presupuesto acorde al bolsillo.</text:p>
          </table:table-cell>
        </table:table-row>
        <table:table-row table:style-name="ro5">
          <table:table-cell office:value-type="string">
            <text:p>Climatización y Línea Blanca</text:p>
          </table:table-cell>
          <table:table-cell office:value-type="string">
            <text:p>AFFUR REPP</text:p>
          </table:table-cell>
          <table:table-cell office:value-type="string">
            <text:p>341 3643048 / 341 3638792</text:p>
          </table:table-cell>
          <table:table-cell office:value-type="string">
            <text:p>Instalación de aires acondicionados, electricidad y reparación de lavarropas. Instagram: @affur.reparaciones</text:p>
          </table:table-cell>
        </table:table-row>
        <table:table-row table:style-name="ro6">
          <table:table-cell office:value-type="string">
            <text:p>Mantenimiento Integral</text:p>
          </table:table-cell>
          <table:table-cell office:value-type="string">
            <text:p>Servicios de Mantenimiento</text:p>
          </table:table-cell>
          <table:table-cell office:value-type="string">
            <text:p>341 3768013</text:p>
          </table:table-cell>
          <table:table-cell office:value-type="string">
            <text:p>Electricidad (normativa AR), Plomería (piscinas, calderas, solares) y Herrería (parrillas, portones). Presupuesto sin cargo.</text:p>
          </table:table-cell>
        </table:table-row>
        <table:table-row table:style-name="ro7">
          <table:table-cell office:value-type="string">
            <text:p>Reparación Técnica</text:p>
          </table:table-cell>
          <table:table-cell office:value-type="string">
            <text:p>CELUFIX</text:p>
          </table:table-cell>
          <table:table-cell office:value-type="string">
            <text:p>341 6214574 / 341 3027886</text:p>
          </table:table-cell>
          <table:table-cell office:value-type="string">
            <text:p>Reparación de PCs, celulares, desbloqueos, cambio de módulos y baterías. Instagram: @celufix___</text:p>
          </table:table-cell>
        </table:table-row>
        <table:table-row table:style-name="ro7">
          <table:table-cell office:value-type="string">
            <text:p>Eventos y Entretenimiento</text:p>
          </table:table-cell>
          <table:table-cell office:value-type="string">
            <text:p>Bahía Aventura</text:p>
          </table:table-cell>
          <table:table-cell office:value-type="string">
            <text:p>341 3870716</text:p>
          </table:table-cell>
          <table:table-cell office:value-type="string">
            <text:p>Alquiler de inflables (Castillo blanco, Magic Bubble), glitter bar, ping pong, catering y DJ.</text:p>
          </table:table-cell>
        </table:table-row>
        <table:table-row table:style-name="ro1">
          <table:table-cell office:value-type="string">
            <text:p>Venta de Leña</text:p>
          </table:table-cell>
          <table:table-cell office:value-type="string">
            <text:p>El Rey de la Leña</text:p>
          </table:table-cell>
          <table:table-cell office:value-type="string">
            <text:p>341 6768955</text:p>
          </table:table-cell>
          <table:table-cell office:value-type="string">
            <text:p>Venta de leña por pedido.</text:p>
          </table:table-cell>
        </table:table-row>
        <table:table-row table:style-name="ro8">
          <table:table-cell office:value-type="string">
            <text:p>Servicios Legales</text:p>
          </table:table-cell>
          <table:table-cell office:value-type="string">
            <text:p>Juzgado Comunitario (G. Baigorria)</text:p>
          </table:table-cell>
          <table:table-cell office:value-type="string">
            <text:p>0341 4710775</text:p>
          </table:table-cell>
          <table:table-cell office:value-type="string">
            <text:p>Orientación legal gratuita (laboral/civil). Pueyrredón 917, Granadero Baigorria. Email: comunitariogbaigorria@justiciasantafe.gov.ar</text:p>
          </table:table-cell>
        </table:table-row>
        <table:table-row table:style-name="ro9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Detalles y Notas Adicionales</text:p>
          </table:table-cell>
        </table:table-row>
        <table:table-row table:style-name="ro7">
          <table:table-cell office:value-type="string">
            <text:p>Peluquería y Estética</text:p>
          </table:table-cell>
          <table:table-cell office:value-type="string">
            <text:p>Mary Di Carlo</text:p>
          </table:table-cell>
          <table:table-cell office:value-type="string">
            <text:p>341 5472097</text:p>
          </table:table-cell>
          <table:table-cell office:value-type="string">
            <text:p>Cortes, color, peinados, belleza de manos/pies, depilación. Calle 25 de Mayo (Ibarlucea).</text:p>
          </table:table-cell>
        </table:table-row>
        <table:table-row table:style-name="ro10">
          <table:table-cell office:value-type="string">
            <text:p>Podología</text:p>
          </table:table-cell>
          <table:table-cell office:value-type="string">
            <text:p>Sandra Villalba</text:p>
          </table:table-cell>
          <table:table-cell office:value-type="string">
            <text:p>341 5903930</text:p>
          </table:table-cell>
          <table:table-cell office:value-type="string">
            <text:p>Tratamientos para uñas encarnadas, callosidades, pie diabético. Atención a domicilio.</text:p>
          </table:table-cell>
        </table:table-row>
        <table:table-row table:style-name="ro10">
          <table:table-cell office:value-type="string">
            <text:p>Enfermería</text:p>
          </table:table-cell>
          <table:table-cell office:value-type="string">
            <text:p>Gisele Galeano</text:p>
          </table:table-cell>
          <table:table-cell office:value-type="string">
            <text:p>341 3704256</text:p>
          </table:table-cell>
          <table:table-cell office:value-type="string">
            <text:p>Inyectables, curaciones, control de tensión y glucemia, nebulizaciones. A domicilio.</text:p>
          </table:table-cell>
        </table:table-row>
        <table:table-row table:style-name="ro9">
          <table:table-cell office:value-type="string">
            <text:p>Mecánica de Motos</text:p>
          </table:table-cell>
          <table:table-cell office:value-type="string">
            <text:p>Taller de Motos</text:p>
          </table:table-cell>
          <table:table-cell office:value-type="string">
            <text:p>341 2146917</text:p>
          </table:table-cell>
          <table:table-cell office:value-type="string">
            <text:p>Reparaciones generales de motocicletas.</text:p>
          </table:table-cell>
        </table:table-row>
        <table:table-row table:style-name="ro10">
          <table:table-cell office:value-type="string">
            <text:p>Herrería Artística</text:p>
          </table:table-cell>
          <table:table-cell office:value-type="string">
            <text:p>Herrería</text:p>
          </table:table-cell>
          <table:table-cell office:value-type="string">
            <text:p>341 5824907</text:p>
          </table:table-cell>
          <table:table-cell office:value-type="string">
            <text:p>Rejas, portones, puertas, escaleras y muebles de estilo industrial.</text:p>
          </table:table-cell>
        </table:table-row>
        <table:table-row table:style-name="ro4">
          <table:table-cell office:value-type="string">
            <text:p>Fletes y Mudanzas</text:p>
          </table:table-cell>
          <table:table-cell office:value-type="string">
            <text:p>Fletes Ibarlucea</text:p>
          </table:table-cell>
          <table:table-cell office:value-type="string">
            <text:p>341 3564882</text:p>
          </table:table-cell>
          <table:table-cell office:value-type="string">
            <text:p>Servicio de traslados, fletes y mudanzas pequeñas/medianas.</text:p>
          </table:table-cell>
        </table:table-row>
        <table:table-row table:style-name="ro11">
          <table:table-cell office:value-type="string">
            <text:p>Mantenimiento de Parques</text:p>
          </table:table-cell>
          <table:table-cell office:value-type="string">
            <text:p>El Trébol</text:p>
          </table:table-cell>
          <table:table-cell office:value-type="string">
            <text:p>341 6159022</text:p>
          </table:table-cell>
          <table:table-cell office:value-type="string">
            <text:p>Corte de césped, poda de altura y limpieza de terrenos.</text:p>
          </table:table-cell>
        </table:table-row>
        <table:table-row table:style-name="ro4">
          <table:table-cell office:value-type="string">
            <text:p>Viandas y Comidas</text:p>
          </table:table-cell>
          <table:table-cell office:value-type="string">
            <text:p>Doña Rosa</text:p>
          </table:table-cell>
          <table:table-cell office:value-type="string">
            <text:p>341 5110943</text:p>
          </table:table-cell>
          <table:table-cell office:value-type="string">
            <text:p>Comida casera, minutas y viandas diarias. Envío a domicilio.</text:p>
          </table:table-cell>
        </table:table-row>
        <table:table-row table:style-name="ro11">
          <table:table-cell office:value-type="string">
            <text:p>Venta de Gas</text:p>
          </table:table-cell>
          <table:table-cell office:value-type="string">
            <text:p>Distribuidora Gas</text:p>
          </table:table-cell>
          <table:table-cell office:value-type="string">
            <text:p>341 4710255</text:p>
          </table:table-cell>
          <table:table-cell office:value-type="string">
            <text:p>Venta y entrega de garrafas y cilindros de gas.</text:p>
          </table:table-cell>
        </table:table-row>
        <table:table-row table:style-name="ro4">
          <table:table-cell office:value-type="string">
            <text:p>Limpieza de Piletas</text:p>
          </table:table-cell>
          <table:table-cell office:value-type="string">
            <text:p>Blue Water</text:p>
          </table:table-cell>
          <table:table-cell office:value-type="string">
            <text:p>341 2658441</text:p>
          </table:table-cell>
          <table:table-cell office:value-type="string">
            <text:p>Mantenimiento estacional de piscinas, vaciado y limpieza profunda.</text:p>
          </table:table-cell>
        </table:table-row>
        <table:table-row table:style-name="ro1">
          <table:table-cell office:value-type="string">
            <text:p>Institución</text:p>
          </table:table-cell>
          <table:table-cell table:style-name="ce1" office:value-type="string">
            <text:p>Contacto / Teléfono</text:p>
          </table:table-cell>
          <table:table-cell table:style-name="Default" table:number-columns-repeated="2"/>
        </table:table-row>
        <table:table-row table:style-name="ro9">
          <table:table-cell office:value-type="string">
            <text:p>Comisaría 17° (Ibarlucea)</text:p>
          </table:table-cell>
          <table:table-cell table:style-name="ce1" office:value-type="string">
            <text:p>341 4909009</text:p>
          </table:table-cell>
          <table:table-cell table:style-name="Default" table:number-columns-repeated="2"/>
        </table:table-row>
        <table:table-row table:style-name="ro9">
          <table:table-cell office:value-type="string">
            <text:p>Centro de Salud (SAMCO)</text:p>
          </table:table-cell>
          <table:table-cell table:style-name="ce1" office:value-type="string">
            <text:p>341 4909045</text:p>
          </table:table-cell>
          <table:table-cell table:style-name="Default" table:number-columns-repeated="2"/>
        </table:table-row>
        <table:table-row table:style-name="ro9">
          <table:table-cell office:value-type="string">
            <text:p>Bomberos Voluntarios</text:p>
          </table:table-cell>
          <table:table-cell table:style-name="ce1" office:value-type="string">
            <text:p>100 / 341 4713433 (Baigorria)</text:p>
          </table:table-cell>
          <table:table-cell table:style-name="Default" table:number-columns-repeated="2"/>
        </table:table-row>
        <table:table-row table:style-name="ro9">
          <table:table-cell office:value-type="string">
            <text:p>Guardia Urbana (GUM)</text:p>
          </table:table-cell>
          <table:table-cell table:style-name="ce1" office:value-type="string">
            <text:p>341 550212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Denuncias por ruidos/vecinos</text:p>
          </table:table-cell>
          <table:table-cell table:style-name="ce1" office:value-type="string">
            <text:p>0800-444-0999</text:p>
          </table:table-cell>
          <table:table-cell table:style-name="Default" table:number-columns-repeated="2"/>
        </table:table-row>
        <table:table-row table:style-name="ro9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Detalles y Notas Adicionales</text:p>
          </table:table-cell>
        </table:table-row>
        <table:table-row table:style-name="ro7">
          <table:table-cell office:value-type="string">
            <text:p>Construcción y Techos</text:p>
          </table:table-cell>
          <table:table-cell office:value-type="string">
            <text:p>Juan Manuel</text:p>
          </table:table-cell>
          <table:table-cell office:value-type="string">
            <text:p>341 6128004</text:p>
          </table:table-cell>
          <table:table-cell office:value-type="string">
            <text:p>Especialista en techos de paja, madera y chapa. Reparaciones y mantenimiento general.</text:p>
          </table:table-cell>
        </table:table-row>
        <table:table-row table:style-name="ro7">
          <table:table-cell office:value-type="string">
            <text:p>Hormigón Elaborado</text:p>
          </table:table-cell>
          <table:table-cell office:value-type="string">
            <text:p>El Pollo Materiales</text:p>
          </table:table-cell>
          <table:table-cell office:value-type="string">
            <text:p>341 4711588</text:p>
          </table:table-cell>
          <table:table-cell office:value-type="string">
            <text:p>Venta de hormigón elaborado y materiales para la construcción (arena, piedra, cemento).</text:p>
          </table:table-cell>
        </table:table-row>
        <table:table-row table:style-name="ro7">
          <table:table-cell office:value-type="string">
            <text:p>Instalador de AA</text:p>
          </table:table-cell>
          <table:table-cell office:value-type="string">
            <text:p>Clima Confort</text:p>
          </table:table-cell>
          <table:table-cell office:value-type="string">
            <text:p>341 3302244</text:p>
          </table:table-cell>
          <table:table-cell office:value-type="string">
            <text:p>Instalación, service, carga de gas y mantenimiento preventivo de aires acondicionados.</text:p>
          </table:table-cell>
        </table:table-row>
        <table:table-row table:style-name="ro7">
          <table:table-cell office:value-type="string">
            <text:p>Pintura y Revestimientos</text:p>
          </table:table-cell>
          <table:table-cell office:value-type="string">
            <text:p>Pinturas Rosario</text:p>
          </table:table-cell>
          <table:table-cell office:value-type="string">
            <text:p>341 5908871</text:p>
          </table:table-cell>
          <table:table-cell office:value-type="string">
            <text:p>Pintura de obras, impermeabilizaciones, aplicación de Tarquini y revestimientos plásticos.</text:p>
          </table:table-cell>
        </table:table-row>
        <table:table-row table:style-name="ro4">
          <table:table-cell office:value-type="string">
            <text:p>Carpintería de Aluminio</text:p>
          </table:table-cell>
          <table:table-cell office:value-type="string">
            <text:p>Alum-Sist</text:p>
          </table:table-cell>
          <table:table-cell office:value-type="string">
            <text:p>341 2715566</text:p>
          </table:table-cell>
          <table:table-cell office:value-type="string">
            <text:p>Fabricación de aberturas de aluminio, cerramientos, mamparas y mosquiteros.</text:p>
          </table:table-cell>
        </table:table-row>
        <table:table-row table:style-name="ro10">
          <table:table-cell office:value-type="string">
            <text:p>Excavaciones y Pozo</text:p>
          </table:table-cell>
          <table:table-cell office:value-type="string">
            <text:p>Excavaciones Hnos.</text:p>
          </table:table-cell>
          <table:table-cell office:value-type="string">
            <text:p>341 5114092</text:p>
          </table:table-cell>
          <table:table-cell office:value-type="string">
            <text:p>Limpieza de pozos ciegos, pozos absorbentes, cámaras sépticas y zanjeos.</text:p>
          </table:table-cell>
        </table:table-row>
        <table:table-row table:style-name="ro4">
          <table:table-cell office:value-type="string">
            <text:p>Vidriería</text:p>
          </table:table-cell>
          <table:table-cell office:value-type="string">
            <text:p>Vidrios del Litoral</text:p>
          </table:table-cell>
          <table:table-cell office:value-type="string">
            <text:p>341 4900123</text:p>
          </table:table-cell>
          <table:table-cell office:value-type="string">
            <text:p>Colocación de vidrios, espejos a medida y vidrios templados.</text:p>
          </table:table-cell>
        </table:table-row>
        <table:table-row table:style-name="ro7">
          <table:table-cell office:value-type="string">
            <text:p>Cosmetología</text:p>
          </table:table-cell>
          <table:table-cell office:value-type="string">
            <text:p>Laura Estética</text:p>
          </table:table-cell>
          <table:table-cell office:value-type="string">
            <text:p>341 6554109</text:p>
          </table:table-cell>
          <table:table-cell office:value-type="string">
            <text:p>Limpieza de cutis profunda, peeling, masajes faciales y tratamientos anti-age.</text:p>
          </table:table-cell>
        </table:table-row>
        <table:table-row table:style-name="ro7">
          <table:table-cell office:value-type="string">
            <text:p>Paseador de Perros</text:p>
          </table:table-cell>
          <table:table-cell office:value-type="string">
            <text:p>Caninos Felices</text:p>
          </table:table-cell>
          <table:table-cell office:value-type="string">
            <text:p>341 3229988</text:p>
          </table:table-cell>
          <table:table-cell office:value-type="string">
            <text:p>Paseos individuales y grupales en la zona de Ibarlucea. Experiencia en conducta animal.</text:p>
          </table:table-cell>
        </table:table-row>
        <table:table-row table:style-name="ro10">
          <table:table-cell office:value-type="string">
            <text:p>Corte de Césped</text:p>
          </table:table-cell>
          <table:table-cell office:value-type="string">
            <text:p>Mantenimiento Verde</text:p>
          </table:table-cell>
          <table:table-cell office:value-type="string">
            <text:p>341 5410022</text:p>
          </table:table-cell>
          <table:table-cell office:value-type="string">
            <text:p>Corte de césped en casas particulares y predios grandes. Desmalezado.</text:p>
          </table:table-cell>
        </table:table-row>
        <table:table-row table:style-name="ro9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Detalles y Notas Adicionales</text:p>
          </table:table-cell>
        </table:table-row>
        <table:table-row table:style-name="ro3">
          <table:table-cell office:value-type="string">
            <text:p>Piscina / Mantenimiento</text:p>
          </table:table-cell>
          <table:table-cell office:value-type="string">
            <text:p>Aqua Life</text:p>
          </table:table-cell>
          <table:table-cell office:value-type="string">
            <text:p>341 3156098</text:p>
          </table:table-cell>
          <table:table-cell office:value-type="string">
            <text:p>Servicio integral: limpieza, pintura, reparación de bombas y filtros. Venta de productos químicos.</text:p>
          </table:table-cell>
        </table:table-row>
        <table:table-row table:style-name="ro10">
          <table:table-cell office:value-type="string">
            <text:p>Suministro de Agua</text:p>
          </table:table-cell>
          <table:table-cell office:value-type="string">
            <text:p>Agua de Vertiente</text:p>
          </table:table-cell>
          <table:table-cell office:value-type="string">
            <text:p>341 4909123</text:p>
          </table:table-cell>
          <table:table-cell office:value-type="string">
            <text:p>Llenado de piscinas con agua potable. Camiones cisterna con mangueras de largo alcance.</text:p>
          </table:table-cell>
        </table:table-row>
        <table:table-row table:style-name="ro10">
          <table:table-cell office:value-type="string">
            <text:p>Herrería y Estructuras</text:p>
          </table:table-cell>
          <table:table-cell office:value-type="string">
            <text:p>Metálicos Ibarlucea</text:p>
          </table:table-cell>
          <table:table-cell office:value-type="string">
            <text:p>341 5782244</text:p>
          </table:table-cell>
          <table:table-cell office:value-type="string">
            <text:p>Fabricación de pérgolas, tinglados, escaleras de incendio y estructuras pesadas.</text:p>
          </table:table-cell>
        </table:table-row>
        <table:table-row table:style-name="ro4">
          <table:table-cell office:value-type="string">
            <text:p>Logística / Comisionista</text:p>
          </table:table-cell>
          <table:table-cell office:value-type="string">
            <text:p>Rosario-Ibarlucea</text:p>
          </table:table-cell>
          <table:table-cell office:value-type="string">
            <text:p>341 6889911</text:p>
          </table:table-cell>
          <table:table-cell office:value-type="string">
            <text:p>Trámites bancarios, pagos, retiros de mercadería y mensajería en general.</text:p>
          </table:table-cell>
        </table:table-row>
        <table:table-row table:style-name="ro10">
          <table:table-cell office:value-type="string">
            <text:p>Climatización Solar</text:p>
          </table:table-cell>
          <table:table-cell office:value-type="string">
            <text:p>Sol &amp; Agua</text:p>
          </table:table-cell>
          <table:table-cell office:value-type="string">
            <text:p>341 2256677</text:p>
          </table:table-cell>
          <table:table-cell office:value-type="string">
            <text:p>Instalación de colectores solares para climatización de piscinas y termotanques solares.</text:p>
          </table:table-cell>
        </table:table-row>
        <table:table-row table:style-name="ro3">
          <table:table-cell office:value-type="string">
            <text:p>Parquizaciones</text:p>
          </table:table-cell>
          <table:table-cell office:value-type="string">
            <text:p>Verdes del Norte</text:p>
          </table:table-cell>
          <table:table-cell office:value-type="string">
            <text:p>341 4453300</text:p>
          </table:table-cell>
          <table:table-cell office:value-type="string">
            <text:p>Diseño de jardines, colocación de césped en panes (Gramma Bahiana) y sistemas de riego.</text:p>
          </table:table-cell>
        </table:table-row>
        <table:table-row table:style-name="ro7">
          <table:table-cell office:value-type="string">
            <text:p>Ingeniería Eléctrica</text:p>
          </table:table-cell>
          <table:table-cell office:value-type="string">
            <text:p>Ing. Elect. Ramos</text:p>
          </table:table-cell>
          <table:table-cell office:value-type="string">
            <text:p>341 5104433</text:p>
          </table:table-cell>
          <table:table-cell office:value-type="string">
            <text:p>Proyectos eléctricos, tableros industriales, medición de puesta a tierra y trámites ante la EPE.</text:p>
          </table:table-cell>
        </table:table-row>
        <table:table-row table:style-name="ro7">
          <table:table-cell office:value-type="string">
            <text:p>Gimnasio / Fitness</text:p>
          </table:table-cell>
          <table:table-cell office:value-type="string">
            <text:p>Power Fit</text:p>
          </table:table-cell>
          <table:table-cell office:value-type="string">
            <text:p>341 3908855</text:p>
          </table:table-cell>
          <table:table-cell office:value-type="string">
            <text:p>Clases de funcional, pilates y entrenamiento personalizado. Ubicado en el centro de Ibarlucea.</text:p>
          </table:table-cell>
        </table:table-row>
        <table:table-row table:style-name="ro10">
          <table:table-cell office:value-type="string">
            <text:p>Mantenimiento de Techos</text:p>
          </table:table-cell>
          <table:table-cell office:value-type="string">
            <text:p>Soluciones Ya</text:p>
          </table:table-cell>
          <table:table-cell office:value-type="string">
            <text:p>341 6112233</text:p>
          </table:table-cell>
          <table:table-cell office:value-type="string">
            <text:p>Limpieza de canaletas, impermeabilización de losas y reparación de filtraciones.</text:p>
          </table:table-cell>
        </table:table-row>
        <table:table-row table:style-name="ro10">
          <table:table-cell office:value-type="string">
            <text:p>Veterinaria</text:p>
          </table:table-cell>
          <table:table-cell office:value-type="string">
            <text:p>Mascotas Felices</text:p>
          </table:table-cell>
          <table:table-cell office:value-type="string">
            <text:p>341 4710088</text:p>
          </table:table-cell>
          <table:table-cell office:value-type="string">
            <text:p>Clínica, cirugía, vacunas y alimentos balanceados. Urgencias 24 hs en la zona.</text:p>
          </table:table-cell>
        </table:table-row>
        <table:table-row table:style-name="ro9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Detalles y Notas Adicionales</text:p>
          </table:table-cell>
        </table:table-row>
        <table:table-row table:style-name="ro7">
          <table:table-cell office:value-type="string">
            <text:p>Gastronomía (Parrilla)</text:p>
          </table:table-cell>
          <table:table-cell office:value-type="string">
            <text:p>El Quincho</text:p>
          </table:table-cell>
          <table:table-cell office:value-type="string">
            <text:p>341 5889900</text:p>
          </table:table-cell>
          <table:table-cell office:value-type="string">
            <text:p>Parrilla completa, asado, vacío y lechón. Solo fines de semana. Envío a domicilio en Ibarlucea.</text:p>
          </table:table-cell>
        </table:table-row>
        <table:table-row table:style-name="ro10">
          <table:table-cell office:value-type="string">
            <text:p>Fiambrería y Almacén</text:p>
          </table:table-cell>
          <table:table-cell office:value-type="string">
            <text:p>La Tablita</text:p>
          </table:table-cell>
          <table:table-cell office:value-type="string">
            <text:p>341 4909010</text:p>
          </table:table-cell>
          <table:table-cell office:value-type="string">
            <text:p>Fiambres de calidad, quesos, picadas por encargo y productos regionales.</text:p>
          </table:table-cell>
        </table:table-row>
        <table:table-row table:style-name="ro10">
          <table:table-cell office:value-type="string">
            <text:p>Inmobiliaria</text:p>
          </table:table-cell>
          <table:table-cell office:value-type="string">
            <text:p>Propiedades Norte</text:p>
          </table:table-cell>
          <table:table-cell office:value-type="string">
            <text:p>341 2105566</text:p>
          </table:table-cell>
          <table:table-cell office:value-type="string">
            <text:p>Alquileres, ventas de lotes en barrios abiertos/cerrados y tasaciones.</text:p>
          </table:table-cell>
        </table:table-row>
        <table:table-row table:style-name="ro4">
          <table:table-cell office:value-type="string">
            <text:p>Kinesiología</text:p>
          </table:table-cell>
          <table:table-cell office:value-type="string">
            <text:p>Lic. Mariana Paz</text:p>
          </table:table-cell>
          <table:table-cell office:value-type="string">
            <text:p>341 3554488</text:p>
          </table:table-cell>
          <table:table-cell office:value-type="string">
            <text:p>Rehabilitación traumatológica, deportiva y respiratoria. Atención en consultorio.</text:p>
          </table:table-cell>
        </table:table-row>
        <table:table-row table:style-name="ro7">
          <table:table-cell office:value-type="string">
            <text:p>Reparación de Heladeras</text:p>
          </table:table-cell>
          <table:table-cell office:value-type="string">
            <text:p>Frío Tech</text:p>
          </table:table-cell>
          <table:table-cell office:value-type="string">
            <text:p>341 6778899</text:p>
          </table:table-cell>
          <table:table-cell office:value-type="string">
            <text:p>Service oficial multimarca. Carga de gas, cambio de motores y burletes. Heladeras y freezers.</text:p>
          </table:table-cell>
        </table:table-row>
        <table:table-row table:style-name="ro7">
          <table:table-cell office:value-type="string">
            <text:p>Lavadero de Autos</text:p>
          </table:table-cell>
          <table:table-cell office:value-type="string">
            <text:p>El Brillo</text:p>
          </table:table-cell>
          <table:table-cell office:value-type="string">
            <text:p>341 3221144</text:p>
          </table:table-cell>
          <table:table-cell office:value-type="string">
            <text:p>Lavado artesanal, limpieza de tapizados y motor. Servicio de retiro y entrega.</text:p>
          </table:table-cell>
        </table:table-row>
        <table:table-row table:style-name="ro10">
          <table:table-cell office:value-type="string">
            <text:p>Fumigaciones</text:p>
          </table:table-cell>
          <table:table-cell office:value-type="string">
            <text:p>Eco-Plagas</text:p>
          </table:table-cell>
          <table:table-cell office:value-type="string">
            <text:p>341 5440077</text:p>
          </table:table-cell>
          <table:table-cell office:value-type="string">
            <text:p>Control de insectos, roedores y desinfección. Productos autorizados sin olor.</text:p>
          </table:table-cell>
        </table:table-row>
        <table:table-row table:style-name="ro10">
          <table:table-cell office:value-type="string">
            <text:p>Venta de Carbón</text:p>
          </table:table-cell>
          <table:table-cell office:value-type="string">
            <text:p>Depósito El Negro</text:p>
          </table:table-cell>
          <table:table-cell office:value-type="string">
            <text:p>341 6112255</text:p>
          </table:table-cell>
          <table:table-cell office:value-type="string">
            <text:p>Carbón vegetal por bolsa y por mayor. Bolsas de leña fina para encender.</text:p>
          </table:table-cell>
        </table:table-row>
        <table:table-row table:style-name="ro4">
          <table:table-cell office:value-type="string">
            <text:p>Psicología</text:p>
          </table:table-cell>
          <table:table-cell office:value-type="string">
            <text:p>Lic. Pablo Soto</text:p>
          </table:table-cell>
          <table:table-cell office:value-type="string">
            <text:p>341 2776633</text:p>
          </table:table-cell>
          <table:table-cell office:value-type="string">
            <text:p>Terapia para adultos y adolescentes. Modalidad presencial y online.</text:p>
          </table:table-cell>
        </table:table-row>
        <table:table-row table:style-name="ro4">
          <table:table-cell office:value-type="string">
            <text:p>Electricista Matriculado</text:p>
          </table:table-cell>
          <table:table-cell office:value-type="string">
            <text:p>Roberto Eléctrico</text:p>
          </table:table-cell>
          <table:table-cell office:value-type="string">
            <text:p>341 5990022</text:p>
          </table:table-cell>
          <table:table-cell office:value-type="string">
            <text:p>Certificaciones DCI, instalaciones nuevas y urgencias las 24 horas.</text:p>
          </table:table-cell>
        </table:table-row>
        <table:table-row table:style-name="ro9">
          <table:table-cell office:value-type="string">
            <text:p>Rubro / Servicio</text:p>
          </table:table-cell>
          <table:table-cell table:style-name="ce1" office:value-type="string">
            <text:p>Nombre / Marca</text:p>
          </table:table-cell>
          <table:table-cell office:value-type="string">
            <text:p>Contacto Principal</text:p>
          </table:table-cell>
          <table:table-cell table:style-name="ce1" office:value-type="string">
            <text:p>Detalles y Notas Adicionales</text:p>
          </table:table-cell>
        </table:table-row>
        <table:table-row table:style-name="ro5">
          <table:table-cell office:value-type="string">
            <text:p>Educación (Inglés)</text:p>
          </table:table-cell>
          <table:table-cell office:value-type="string">
            <text:p>English Studio</text:p>
          </table:table-cell>
          <table:table-cell office:value-type="string">
            <text:p>341 5102233</text:p>
          </table:table-cell>
          <table:table-cell office:value-type="string">
            <text:p>Cursos para niños, adolescentes y adultos. Apoyo escolar y preparación de exámenes internacionales.</text:p>
          </table:table-cell>
        </table:table-row>
        <table:table-row table:style-name="ro10">
          <table:table-cell office:value-type="string">
            <text:p>Computación / IT</text:p>
          </table:table-cell>
          <table:table-cell office:value-type="string">
            <text:p>Soporte Digital</text:p>
          </table:table-cell>
          <table:table-cell office:value-type="string">
            <text:p>341 6884400</text:p>
          </table:table-cell>
          <table:table-cell office:value-type="string">
            <text:p>Reparación de hardware, instalación de software, redes Wi-Fi y cámaras de seguridad.</text:p>
          </table:table-cell>
        </table:table-row>
        <table:table-row table:style-name="ro4">
          <table:table-cell office:value-type="string">
            <text:p>Construcción en Seco</text:p>
          </table:table-cell>
          <table:table-cell office:value-type="string">
            <text:p>Steel &amp; Dry</text:p>
          </table:table-cell>
          <table:table-cell office:value-type="string">
            <text:p>341 2156688</text:p>
          </table:table-cell>
          <table:table-cell office:value-type="string">
            <text:p>Especialistas en Durlock, cielorrasos, tabiques y estructuras de Steel Framing.</text:p>
          </table:table-cell>
        </table:table-row>
        <table:table-row table:style-name="ro4">
          <table:table-cell office:value-type="string">
            <text:p>Peluquería Canina</text:p>
          </table:table-cell>
          <table:table-cell office:value-type="string">
            <text:p>Burbujas</text:p>
          </table:table-cell>
          <table:table-cell office:value-type="string">
            <text:p>341 3990011</text:p>
          </table:table-cell>
          <table:table-cell office:value-type="string">
            <text:p>Baño, corte de raza, corte higiénico y perfumado. Retiro a domicilio.</text:p>
          </table:table-cell>
        </table:table-row>
        <table:table-row table:style-name="ro7">
          <table:table-cell office:value-type="string">
            <text:p>Taller de Costura</text:p>
          </table:table-cell>
          <table:table-cell office:value-type="string">
            <text:p>Manos Mágicas</text:p>
          </table:table-cell>
          <table:table-cell office:value-type="string">
            <text:p>341 4909100</text:p>
          </table:table-cell>
          <table:table-cell office:value-type="string">
            <text:p>Arreglos de ropa en general, cambios de cierres, dobladillos y confección de cortinas.</text:p>
          </table:table-cell>
        </table:table-row>
        <table:table-row table:style-name="ro4">
          <table:table-cell office:value-type="string">
            <text:p>Salud (Nutrición)</text:p>
          </table:table-cell>
          <table:table-cell office:value-type="string">
            <text:p>Lic. Sofía Vega</text:p>
          </table:table-cell>
          <table:table-cell office:value-type="string">
            <text:p>341 3224455</text:p>
          </table:table-cell>
          <table:table-cell office:value-type="string">
            <text:p>Planes de alimentación personalizados, nutrición deportiva y vegetariana.</text:p>
          </table:table-cell>
        </table:table-row>
        <table:table-row table:style-name="ro10">
          <table:table-cell office:value-type="string">
            <text:p>Refrigeración Auto</text:p>
          </table:table-cell>
          <table:table-cell office:value-type="string">
            <text:p>Clima Car</text:p>
          </table:table-cell>
          <table:table-cell office:value-type="string">
            <text:p>341 5779900</text:p>
          </table:table-cell>
          <table:table-cell office:value-type="string">
            <text:p>Carga de aire acondicionado automotor, detección de fugas y reparación de compresores.</text:p>
          </table:table-cell>
        </table:table-row>
        <table:table-row table:style-name="ro10">
          <table:table-cell office:value-type="string">
            <text:p>Herrería de Obra</text:p>
          </table:table-cell>
          <table:table-cell office:value-type="string">
            <text:p>J&amp;M Herrería</text:p>
          </table:table-cell>
          <table:table-cell office:value-type="string">
            <text:p>341 6114477</text:p>
          </table:table-cell>
          <table:table-cell office:value-type="string">
            <text:p>Estructuras metálicas, techos de policarbonato, barandas y mantenimiento industrial.</text:p>
          </table:table-cell>
        </table:table-row>
        <table:table-row table:style-name="ro10">
          <table:table-cell office:value-type="string">
            <text:p>Jardinería / Vivero</text:p>
          </table:table-cell>
          <table:table-cell office:value-type="string">
            <text:p>El Retoño</text:p>
          </table:table-cell>
          <table:table-cell office:value-type="string">
            <text:p>341 4710500</text:p>
          </table:table-cell>
          <table:table-cell office:value-type="string">
            <text:p>Venta de plantas de exterior, tierra abonada, macetas y asesoramiento en paisajismo.</text:p>
          </table:table-cell>
        </table:table-row>
        <table:table-row table:style-name="ro10">
          <table:table-cell office:value-type="string">
            <text:p>Gestoría Automotor</text:p>
          </table:table-cell>
          <table:table-cell office:value-type="string">
            <text:p>Gestoría Integral</text:p>
          </table:table-cell>
          <table:table-cell office:value-type="string">
            <text:p>341 2553311</text:p>
          </table:table-cell>
          <table:table-cell office:value-type="string">
            <text:p>Transferencias, patentamientos, informes de dominio y renovación de licencias.</text:p>
          </table:table-cell>
        </table:table-row>
        <table:table-row table:style-name="ro1">
          <table:table-cell table:style-name="ce2" office:value-type="string">
            <text:p>Sanatorio Norte </text:p>
          </table:table-cell>
          <table:table-cell office:value-type="string">
            <text:p>Sanatorio </text:p>
          </table:table-cell>
          <table:table-cell table:style-name="Default" office:value-type="string">
            <text:p>341 645-3171 </text:p>
          </table:table-cell>
          <table:table-cell office:value-type="string">
            <text:p>WhatsApp: 341 645-3171 </text:p>
          </table:table-cell>
        </table:table-row>
      </table:table>
      <table:table table:name="Hoja2" table:style-name="ta1" table:print="false">
        <table:table-column table:style-name="co1" table:default-cell-style-name="ce1"/>
        <table:table-column table:style-name="co1" table:number-columns-repeated="3" table:default-cell-style-name="ce2"/>
        <table:table-row table:style-name="ro12">
          <table:table-cell office:value-type="string">
            <text:p>Día</text:p>
          </table:table-cell>
          <table:table-cell table:style-name="ce1" office:value-type="string">
            <text:p>Farmacia</text:p>
          </table:table-cell>
          <table:table-cell table:style-name="ce1" office:value-type="string">
            <text:p>Dirección</text:p>
          </table:table-cell>
          <table:table-cell table:style-name="ce1" office:value-type="string">
            <text:p>Teléfono</text:p>
          </table:table-cell>
        </table:table-row>
        <table:table-row table:style-name="ro1">
          <table:table-cell office:value-type="string">
            <text:p>1 y 18</text:p>
          </table:table-cell>
          <table:table-cell office:value-type="string">
            <text:p>PERRETTA</text:p>
          </table:table-cell>
          <table:table-cell office:value-type="string">
            <text:p>Av. San Martín 3157</text:p>
          </table:table-cell>
          <table:table-cell office:value-type="float" office:value="4713628">
            <text:p>4713628</text:p>
          </table:table-cell>
        </table:table-row>
        <table:table-row table:style-name="ro12">
          <table:table-cell office:value-type="string">
            <text:p>2 y 19</text:p>
          </table:table-cell>
          <table:table-cell office:value-type="string">
            <text:p>BARATTO</text:p>
          </table:table-cell>
          <table:table-cell office:value-type="string">
            <text:p>Belgrano 98</text:p>
          </table:table-cell>
          <table:table-cell office:value-type="float" office:value="152283938">
            <text:p>152283938</text:p>
          </table:table-cell>
        </table:table-row>
        <table:table-row table:style-name="ro12">
          <table:table-cell office:value-type="string">
            <text:p>3 y 20</text:p>
          </table:table-cell>
          <table:table-cell office:value-type="string">
            <text:p>VALIA</text:p>
          </table:table-cell>
          <table:table-cell office:value-type="string">
            <text:p>Rivadavia 201</text:p>
          </table:table-cell>
          <table:table-cell office:value-type="float" office:value="4710479">
            <text:p>4710479</text:p>
          </table:table-cell>
        </table:table-row>
        <table:table-row table:style-name="ro12">
          <table:table-cell office:value-type="string">
            <text:p>4 y 21</text:p>
          </table:table-cell>
          <table:table-cell office:value-type="string">
            <text:p>NOVO</text:p>
          </table:table-cell>
          <table:table-cell office:value-type="string">
            <text:p>C.C. Vigil 382</text:p>
          </table:table-cell>
          <table:table-cell office:value-type="float" office:value="7321607">
            <text:p>7321607</text:p>
          </table:table-cell>
        </table:table-row>
        <table:table-row table:style-name="ro1">
          <table:table-cell office:value-type="string">
            <text:p>5 y 22</text:p>
          </table:table-cell>
          <table:table-cell office:value-type="string">
            <text:p>VERA</text:p>
          </table:table-cell>
          <table:table-cell office:value-type="string">
            <text:p>25 de Mayo 295</text:p>
          </table:table-cell>
          <table:table-cell office:value-type="float" office:value="156526234">
            <text:p>156526234</text:p>
          </table:table-cell>
        </table:table-row>
        <table:table-row table:style-name="ro1">
          <table:table-cell office:value-type="string">
            <text:p>6 y 23</text:p>
          </table:table-cell>
          <table:table-cell office:value-type="string">
            <text:p>COSIMO</text:p>
          </table:table-cell>
          <table:table-cell office:value-type="string">
            <text:p>J.M. Estrada 222</text:p>
          </table:table-cell>
          <table:table-cell office:value-type="string">
            <text:p>299-0017</text:p>
          </table:table-cell>
        </table:table-row>
        <table:table-row table:style-name="ro1">
          <table:table-cell office:value-type="string">
            <text:p>7 y 24</text:p>
          </table:table-cell>
          <table:table-cell office:value-type="string">
            <text:p>SILVESTRE BEGNIS</text:p>
          </table:table-cell>
          <table:table-cell office:value-type="string">
            <text:p>Silvestre Begnis 519</text:p>
          </table:table-cell>
          <table:table-cell office:value-type="string">
            <text:p>341 5713108</text:p>
          </table:table-cell>
        </table:table-row>
        <table:table-row table:style-name="ro1">
          <table:table-cell office:value-type="string">
            <text:p>8 y 25</text:p>
          </table:table-cell>
          <table:table-cell office:value-type="string">
            <text:p>GIADANS</text:p>
          </table:table-cell>
          <table:table-cell office:value-type="string">
            <text:p>Catamarca 671 (Loc. 16)</text:p>
          </table:table-cell>
          <table:table-cell office:value-type="string">
            <text:p>4713628 (Ref. 8)</text:p>
          </table:table-cell>
        </table:table-row>
        <table:table-row table:style-name="ro1">
          <table:table-cell office:value-type="string">
            <text:p>9 y 26</text:p>
          </table:table-cell>
          <table:table-cell office:value-type="string">
            <text:p>MARCONI</text:p>
          </table:table-cell>
          <table:table-cell office:value-type="string">
            <text:p>Los Aromos 76</text:p>
          </table:table-cell>
          <table:table-cell office:value-type="float" office:value="4713811">
            <text:p>4713811</text:p>
          </table:table-cell>
        </table:table-row>
        <table:table-row table:style-name="ro12">
          <table:table-cell office:value-type="string">
            <text:p>10 y 27</text:p>
          </table:table-cell>
          <table:table-cell office:value-type="string">
            <text:p>MEOLI</text:p>
          </table:table-cell>
          <table:table-cell office:value-type="string">
            <text:p>Saenz 17</text:p>
          </table:table-cell>
          <table:table-cell office:value-type="float" office:value="4713592">
            <text:p>4713592</text:p>
          </table:table-cell>
        </table:table-row>
        <table:table-row table:style-name="ro1">
          <table:table-cell office:value-type="string">
            <text:p>11 y 28</text:p>
          </table:table-cell>
          <table:table-cell office:value-type="string">
            <text:p>BIANCHI</text:p>
          </table:table-cell>
          <table:table-cell office:value-type="string">
            <text:p>Av. San Martin 1217</text:p>
          </table:table-cell>
          <table:table-cell office:value-type="float" office:value="4710463">
            <text:p>4710463</text:p>
          </table:table-cell>
        </table:table-row>
        <table:table-row table:style-name="ro12">
          <table:table-cell office:value-type="string">
            <text:p>12 y 29</text:p>
          </table:table-cell>
          <table:table-cell office:value-type="string">
            <text:p>SCHROPP</text:p>
          </table:table-cell>
          <table:table-cell office:value-type="string">
            <text:p>Arenales 250</text:p>
          </table:table-cell>
          <table:table-cell office:value-type="float" office:value="7321297">
            <text:p>7321297</text:p>
          </table:table-cell>
        </table:table-row>
        <table:table-row table:style-name="ro12">
          <table:table-cell office:value-type="string">
            <text:p>13 y 30</text:p>
          </table:table-cell>
          <table:table-cell office:value-type="string">
            <text:p>BAIGORRIA</text:p>
          </table:table-cell>
          <table:table-cell office:value-type="string">
            <text:p>Eva Perón 603</text:p>
          </table:table-cell>
          <table:table-cell office:value-type="float" office:value="7007668">
            <text:p>7007668</text:p>
          </table:table-cell>
        </table:table-row>
        <table:table-row table:style-name="ro1">
          <table:table-cell office:value-type="string">
            <text:p>14 y 31</text:p>
          </table:table-cell>
          <table:table-cell office:value-type="string">
            <text:p>ROMANO</text:p>
          </table:table-cell>
          <table:table-cell office:value-type="string">
            <text:p>Av. San Martín 2371</text:p>
          </table:table-cell>
          <table:table-cell office:value-type="string">
            <text:p>341 6449995</text:p>
          </table:table-cell>
        </table:table-row>
        <table:table-row table:style-name="ro12">
          <table:table-cell office:value-type="string">
            <text:p>15 y 1/06</text:p>
          </table:table-cell>
          <table:table-cell office:value-type="string">
            <text:p>BERNAUS</text:p>
          </table:table-cell>
          <table:table-cell office:value-type="string">
            <text:p>Ibarlucea 92</text:p>
          </table:table-cell>
          <table:table-cell office:value-type="float" office:value="4712708">
            <text:p>4712708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9">29/03/2026</text:date>, <text:time>23:37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C</meta:initial-creator>
    <meta:creation-date>2026-03-29T22:43:41.54</meta:creation-date>
    <dc:date>2026-03-29T23:37:01.16</dc:date>
    <dc:creator>Mariano C</dc:creator>
    <meta:editing-duration>PT53M18S</meta:editing-duration>
    <meta:editing-cycles>5</meta:editing-cycles>
    <meta:generator>OpenOffice/4.1.16$Win32 OpenOffice.org_project/4116m3$Build-9816</meta:generator>
    <meta:document-statistic meta:table-count="3" meta:cell-count="340" meta:object-count="0"/>
  </office:meta>
</office:document-meta>
</file>